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0.9252in"/>
    </style:style>
    <style:style style:name="co18" style:family="table-column">
      <style:table-column-properties fo:break-before="auto" style:column-width="0.7965in"/>
    </style:style>
    <style:style style:name="co19" style:family="table-column">
      <style:table-column-properties fo:break-before="auto" style:column-width="0.6898in"/>
    </style:style>
    <style:style style:name="co20" style:family="table-column">
      <style:table-column-properties fo:break-before="auto" style:column-width="0.861in"/>
    </style:style>
    <style:style style:name="co21" style:family="table-column">
      <style:table-column-properties fo:break-before="auto" style:column-width="0.389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5819in"/>
    </style:style>
    <style:style style:name="co24" style:family="table-column">
      <style:table-column-properties fo:break-before="auto" style:column-width="0.6571in"/>
    </style:style>
    <style:style style:name="co25" style:family="table-column">
      <style:table-column-properties fo:break-before="auto" style:column-width="0.5181in"/>
    </style:style>
    <style:style style:name="co26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10" style:family="table-cell" style:parent-style-name="Default">
      <style:table-cell-properties fo:background-color="#ff0000"/>
      <style:text-properties fo:language="en" fo:country="US"/>
    </style:style>
    <style:style style:name="ce1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tats.Z3">
          <table:error-message table:message-type="stop" table:display="true"/>
        </table:content-validation>
        <table:content-validation table:name="val2" table:condition="of:cell-content-is-in-list([$defaults.$C$2:.$C$9])" table:allow-empty-cell="true" table:display-list="unsorted" table:base-cell-address="Stats.X1"/>
        <table:content-validation table:name="val3" table:condition="of:cell-content-is-in-list([$defaults.$A$2:$defaults.$A$7])" table:allow-empty-cell="true" table:display-list="unsorted" table:base-cell-address="Stats.AA1">
          <table:error-message table:message-type="stop" table:display="true"/>
        </table:content-validation>
      </table:content-validations>
      <table:table table:name="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row table:style-name="ro1">
          <table:table-cell table:content-validation-name="val1"/>
          <table:table-cell table:style-name="ce6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6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6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  <table:table-cell office:value-type="string" calcext:value-type="string">
            <text:p>remove the need for this later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content-validation-name="val1" office:value-type="string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table:content-validation-name="val1" office:value-type="string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table:content-validation-name="val1" office:value-type="string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table:content-validation-name="val1" office:value-type="string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table:content-validation-name="val1" office:value-type="string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-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-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-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8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20" calcext:value-type="float">
            <text:p>5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1" table:number-rows-repeated="1048538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3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3"/>
        </table:table-row>
      </table:table>
      <table:table table:name="Pokedex" table:style-name="ta1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1" table:number-columns-repeated="13" table:default-cell-style-name="Default"/>
        <table:table-row table:style-name="ro1">
          <table:table-cell table:content-validation-name="val1" table:number-columns-repeated="2"/>
          <table:table-cell table:style-name="ce6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6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content-validation-name="val1" table:formula="of:=[$Stats.A3]" office:value-type="string" office:string-value="cmoe" calcext:value-type="string">
            <text:p>cmoe</text:p>
          </table:table-cell>
          <table:table-cell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content-validation-name="val1" table:formula="of:=[$Stats.A4]" office:value-type="string" office:string-value="wmoe" calcext:value-type="string">
            <text:p>wmoe</text:p>
          </table:table-cell>
          <table:table-cell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5]" office:value-type="string" office:string-value="omoe" calcext:value-type="string">
            <text:p>omoe</text:p>
          </table:table-cell>
          <table:table-cell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6]" office:value-type="string" office:string-value="gmoe" calcext:value-type="string">
            <text:p>gmoe</text:p>
          </table:table-cell>
          <table:table-cell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7]" office:value-type="string" office:string-value="multimoe" calcext:value-type="string">
            <text:p>multimoe</text:p>
          </table:table-cell>
          <table:table-cell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8]" office:value-type="string" office:string-value="sayo" calcext:value-type="string">
            <text:p>sayo</text:p>
          </table:table-cell>
          <table:table-cell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content-validation-name="val1" table:formula="of:=[$Stats.A9]" office:value-type="string" office:string-value="cazalea" calcext:value-type="string">
            <text:p>cazalea</text:p>
          </table:table-cell>
          <table:table-cell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10]" office:value-type="string" office:string-value="azalea" calcext:value-type="string">
            <text:p>azalea</text:p>
          </table:table-cell>
          <table:table-cell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11]" office:value-type="string" office:string-value="eazalea" calcext:value-type="string">
            <text:p>eazalea</text:p>
          </table:table-cell>
          <table:table-cell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12]" office:value-type="string" office:string-value="czephyra" calcext:value-type="string">
            <text:p>czephyra</text:p>
          </table:table-cell>
          <table:table-cell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content-validation-name="val1" table:formula="of:=[$Stats.A13]" office:value-type="string" office:string-value="zephyra" calcext:value-type="string">
            <text:p>zephyra</text:p>
          </table:table-cell>
          <table:table-cell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content-validation-name="val1" table:formula="of:=[$Stats.A14]" office:value-type="string" office:string-value="ezephyra" calcext:value-type="string">
            <text:p>ezephyra</text:p>
          </table:table-cell>
          <table:table-cell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content-validation-name="val1" table:formula="of:=[$Stats.A15]" office:value-type="string" office:string-value="celine" calcext:value-type="string">
            <text:p>celine</text:p>
          </table:table-cell>
          <table:table-cell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content-validation-name="val1" table:formula="of:=[$Stats.A16]" office:value-type="string" office:string-value="ckana" calcext:value-type="string">
            <text:p>ckana</text:p>
          </table:table-cell>
          <table:table-cell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content-validation-name="val1" table:formula="of:=[$Stats.A17]" office:value-type="string" office:string-value="kana" calcext:value-type="string">
            <text:p>kana</text:p>
          </table:table-cell>
          <table:table-cell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content-validation-name="val1" table:formula="of:=[$Stats.A18]" office:value-type="string" office:string-value="ekana" calcext:value-type="string">
            <text:p>ekana</text:p>
          </table:table-cell>
          <table:table-cell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content-validation-name="val1" table:formula="of:=[$Stats.A19]" office:value-type="string" office:string-value="tohka" calcext:value-type="string">
            <text:p>tohka</text:p>
          </table:table-cell>
          <table:table-cell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content-validation-name="val1" table:formula="of:=[$Stats.A20]" office:value-type="string" office:string-value="cyuria" calcext:value-type="string">
            <text:p>cyuria</text:p>
          </table:table-cell>
          <table:table-cell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content-validation-name="val1" table:formula="of:=[$Stats.A21]" office:value-type="string" office:string-value="yuria" calcext:value-type="string">
            <text:p>yuria</text:p>
          </table:table-cell>
          <table:table-cell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content-validation-name="val1" table:formula="of:=[$Stats.A22]" office:value-type="string" office:string-value="eyuria" calcext:value-type="string">
            <text:p>eyuria</text:p>
          </table:table-cell>
          <table:table-cell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content-validation-name="val1" table:formula="of:=[$Stats.A23]" office:value-type="string" office:string-value="gemma" calcext:value-type="string">
            <text:p>gemma</text:p>
          </table:table-cell>
          <table:table-cell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content-validation-name="val1" table:formula="of:=[$Stats.A24]" office:value-type="string" office:string-value="egemma" calcext:value-type="string">
            <text:p>egemma</text:p>
          </table:table-cell>
          <table:table-cell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content-validation-name="val1" table:formula="of:=[$Stats.A25]" office:value-type="string" office:string-value="ren" calcext:value-type="string">
            <text:p>ren</text:p>
          </table:table-cell>
          <table:table-cell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content-validation-name="val1" table:formula="of:=[$Stats.A26]" office:value-type="string" office:string-value="florence" calcext:value-type="string">
            <text:p>florence</text:p>
          </table:table-cell>
          <table:table-cell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27]" office:value-type="string" office:string-value="kflorence" calcext:value-type="string">
            <text:p>kflorence</text:p>
          </table:table-cell>
          <table:table-cell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28]" office:value-type="string" office:string-value="aliel" calcext:value-type="string">
            <text:p>aliel</text:p>
          </table:table-cell>
          <table:table-cell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Edenian 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content-validation-name="val1" table:formula="of:=[$Stats.A29]" office:value-type="string" office:string-value="ckarin" calcext:value-type="string">
            <text:p>ckarin</text:p>
          </table:table-cell>
          <table:table-cell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30]" office:value-type="string" office:string-value="karin" calcext:value-type="string">
            <text:p>karin</text:p>
          </table:table-cell>
          <table:table-cell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31]" office:value-type="string" office:string-value="ekarin" calcext:value-type="string">
            <text:p>ekarin</text:p>
          </table:table-cell>
          <table:table-cell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32]" office:value-type="string" office:string-value="fkarin" calcext:value-type="string">
            <text:p>fkarin</text:p>
          </table:table-cell>
          <table:table-cell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33]" office:value-type="string" office:string-value="luciller" calcext:value-type="string">
            <text:p>luciller</text:p>
          </table:table-cell>
          <table:table-cell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content-validation-name="val1" table:formula="of:=[$Stats.A34]" office:value-type="string" office:string-value="eluciller" calcext:value-type="string">
            <text:p>eluciller</text:p>
          </table:table-cell>
          <table:table-cell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content-validation-name="val1" table:formula="of:=[$Stats.A35]" office:value-type="string" office:string-value="gonya" calcext:value-type="string">
            <text:p>gonya</text:p>
          </table:table-cell>
          <table:table-cell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36]" office:value-type="string" office:string-value="lea" calcext:value-type="string">
            <text:p>lea</text:p>
          </table:table-cell>
          <table:table-cell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37]" office:value-type="string" office:string-value="mlea" calcext:value-type="string">
            <text:p>mlea</text:p>
          </table:table-cell>
          <table:table-cell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 table:number-rows-repeated="33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Images" table:style-name="ta1">
        <office:forms form:automatic-focus="false" form:apply-design-mode="false"/>
        <table:table-column table:style-name="co11" table:default-cell-style-name="ce1"/>
        <table:table-column table:style-name="co11" table:number-columns-repeated="4" table:default-cell-style-name="Default"/>
        <table:table-row table:style-name="ro1">
          <table:table-cell table:style-name="Default"/>
          <table:table-cell/>
          <table:table-cell table:style-name="ce6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</table:table-row>
        <table:table-row table:style-name="ro1">
          <table:table-cell table:content-validation-name="val1" table:formula="of:=[$Stats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3"/>
        </table:table-row>
        <table:table-row table:style-name="ro1">
          <table:table-cell table:content-validation-name="val1" table:formula="of:=[$Stats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3"/>
        </table:table-row>
        <table:table-row table:style-name="ro1">
          <table:table-cell table:content-validation-name="val1" table:formula="of:=[$Stats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3"/>
        </table:table-row>
        <table:table-row table:style-name="ro1">
          <table:table-cell table:content-validation-name="val1" table:formula="of:=[$Stats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3"/>
        </table:table-row>
        <table:table-row table:style-name="ro1">
          <table:table-cell table:content-validation-name="val1" table:formula="of:=[$Stats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3"/>
        </table:table-row>
        <table:table-row table:style-name="ro1">
          <table:table-cell table:content-validation-name="val1" table:formula="of:=[$Stats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9]" office:value-type="string" office:string-value="cazalea" calcext:value-type="string">
            <text:p>cazale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0]" office:value-type="string" office:string-value="azalea" calcext:value-type="string">
            <text:p>azale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1]" office:value-type="string" office:string-value="eazalea" calcext:value-type="string">
            <text:p>eazale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2]" office:value-type="string" office:string-value="czephyra" calcext:value-type="string">
            <text:p>czephyr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3]" office:value-type="string" office:string-value="zephyra" calcext:value-type="string">
            <text:p>zephyr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4]" office:value-type="string" office:string-value="ezephyra" calcext:value-type="string">
            <text:p>ezephyr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3"/>
        </table:table-row>
        <table:table-row table:style-name="ro1">
          <table:table-cell table:content-validation-name="val1" table:formula="of:=[$Stats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3"/>
        </table:table-row>
        <table:table-row table:style-name="ro1">
          <table:table-cell table:content-validation-name="val1" table:formula="of:=[$Stats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3"/>
        </table:table-row>
        <table:table-row table:style-name="ro1">
          <table:table-cell table:content-validation-name="val1" table:formula="of:=[$Stats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3"/>
        </table:table-row>
        <table:table-row table:style-name="ro1">
          <table:table-cell table:content-validation-name="val1" table:formula="of:=[$Stats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3"/>
        </table:table-row>
        <table:table-row table:style-name="ro1">
          <table:table-cell table:content-validation-name="val1" table:formula="of:=[$Stats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3"/>
        </table:table-row>
        <table:table-row table:style-name="ro1">
          <table:table-cell table:content-validation-name="val1" table:formula="of:=[$Stats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3"/>
        </table:table-row>
        <table:table-row table:style-name="ro1">
          <table:table-cell table:content-validation-name="val1" table:formula="of:=[$Stats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3"/>
        </table:table-row>
        <table:table-row table:style-name="ro1">
          <table:table-cell table:content-validation-name="val1" table:formula="of:=[$Stats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26]" office:value-type="string" office:string-value="florence" calcext:value-type="string">
            <text:p>florence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27]" office:value-type="string" office:string-value="kflorence" calcext:value-type="string">
            <text:p>kflorence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3"/>
        </table:table-row>
        <table:table-row table:style-name="ro1">
          <table:table-cell table:content-validation-name="val1" table:formula="of:=[$Stats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3"/>
        </table:table-row>
        <table:table-row table:style-name="ro1">
          <table:table-cell table:content-validation-name="val1" table:formula="of:=[$Stats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3"/>
        </table:table-row>
        <table:table-row table:style-name="ro1">
          <table:table-cell table:content-validation-name="val1" table:formula="of:=[$Stats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3"/>
        </table:table-row>
        <table:table-row table:style-name="ro1">
          <table:table-cell table:content-validation-name="val1" table:formula="of:=[$Stats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3"/>
        </table:table-row>
        <table:table-row table:style-name="ro1">
          <table:table-cell table:content-validation-name="val1" table:formula="of:=[$Stats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3"/>
        </table:table-row>
        <table:table-row table:style-name="ro1" table:number-rows-repeated="32">
          <table:table-cell table:content-validation-name="val1"/>
          <table:table-cell table:number-columns-repeated="4"/>
        </table:table-row>
        <table:table-row table:style-name="ro1">
          <table:table-cell table:content-validation-name="val1"/>
          <table:table-cell table:number-columns-repeated="4"/>
        </table:table-row>
      </table:table>
      <table:table table:name="Learnset" table:style-name="ta1">
        <table:table-column table:style-name="co14" table:default-cell-style-name="ce1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number-columns-repeated="811" table:default-cell-style-name="Default"/>
        <table:table-row table:style-name="ro1">
          <table:table-cell table:content-validation-name="val1" office:value-type="string" calcext:value-type="string">
            <text:p>species</text:p>
          </table:table-cell>
          <table:table-cell table:formula="of:=IFERROR(INDIRECT(&quot;$Stats.A&quot;&amp;[.B2]);&quot;L&quot;)" office:value-type="string" office:string-value="L" calcext:value-type="string">
            <text:p>L</text:p>
          </table:table-cell>
          <table:table-cell table:formula="of:=IFERROR(INDIRECT(&quot;$Stats.A&quot;&amp;[.C2]);&quot;L&quot;)" office:value-type="string" office:string-value="cmoe" calcext:value-type="string">
            <text:p>cmoe</text:p>
          </table:table-cell>
          <table:table-cell table:formula="of:=IFERROR(INDIRECT(&quot;$Stats.A&quot;&amp;[.D2]);&quot;L&quot;)" office:value-type="string" office:string-value="L" calcext:value-type="string">
            <text:p>L</text:p>
          </table:table-cell>
          <table:table-cell table:formula="of:=IFERROR(INDIRECT(&quot;$Stats.A&quot;&amp;[.E2]);&quot;L&quot;)" office:value-type="string" office:string-value="wmoe" calcext:value-type="string">
            <text:p>wmoe</text:p>
          </table:table-cell>
          <table:table-cell table:formula="of:=IFERROR(INDIRECT(&quot;$Stats.A&quot;&amp;[.F2]);&quot;L&quot;)" office:value-type="string" office:string-value="L" calcext:value-type="string">
            <text:p>L</text:p>
          </table:table-cell>
          <table:table-cell table:formula="of:=IFERROR(INDIRECT(&quot;$Stats.A&quot;&amp;[.G2]);&quot;L&quot;)" office:value-type="string" office:string-value="omoe" calcext:value-type="string">
            <text:p>omoe</text:p>
          </table:table-cell>
          <table:table-cell table:formula="of:=IFERROR(INDIRECT(&quot;$Stats.A&quot;&amp;[.H2]);&quot;L&quot;)" office:value-type="string" office:string-value="L" calcext:value-type="string">
            <text:p>L</text:p>
          </table:table-cell>
          <table:table-cell table:formula="of:=IFERROR(INDIRECT(&quot;$Stats.A&quot;&amp;[.I2]);&quot;L&quot;)" office:value-type="string" office:string-value="gmoe" calcext:value-type="string">
            <text:p>gmoe</text:p>
          </table:table-cell>
          <table:table-cell table:formula="of:=IFERROR(INDIRECT(&quot;$Stats.A&quot;&amp;[.J2]);&quot;L&quot;)" office:value-type="string" office:string-value="L" calcext:value-type="string">
            <text:p>L</text:p>
          </table:table-cell>
          <table:table-cell table:formula="of:=IFERROR(INDIRECT(&quot;$Stats.A&quot;&amp;[.K2]);&quot;L&quot;)" office:value-type="string" office:string-value="multimoe" calcext:value-type="string">
            <text:p>multimoe</text:p>
          </table:table-cell>
          <table:table-cell table:formula="of:=IFERROR(INDIRECT(&quot;$Stats.A&quot;&amp;[.L2]);&quot;L&quot;)" office:value-type="string" office:string-value="L" calcext:value-type="string">
            <text:p>L</text:p>
          </table:table-cell>
          <table:table-cell table:formula="of:=IFERROR(INDIRECT(&quot;$Stats.A&quot;&amp;[.M2]);&quot;L&quot;)" office:value-type="string" office:string-value="sayo" calcext:value-type="string">
            <text:p>sayo</text:p>
          </table:table-cell>
          <table:table-cell table:formula="of:=IFERROR(INDIRECT(&quot;$Stats.A&quot;&amp;[.N2]);&quot;L&quot;)" office:value-type="string" office:string-value="L" calcext:value-type="string">
            <text:p>L</text:p>
          </table:table-cell>
          <table:table-cell table:formula="of:=IFERROR(INDIRECT(&quot;$Stats.A&quot;&amp;[.O2]);&quot;L&quot;)" office:value-type="string" office:string-value="cazalea" calcext:value-type="string">
            <text:p>cazalea</text:p>
          </table:table-cell>
          <table:table-cell table:formula="of:=IFERROR(INDIRECT(&quot;$Stats.A&quot;&amp;[.P2]);&quot;L&quot;)" office:value-type="string" office:string-value="L" calcext:value-type="string">
            <text:p>L</text:p>
          </table:table-cell>
          <table:table-cell table:formula="of:=IFERROR(INDIRECT(&quot;$Stats.A&quot;&amp;[.Q2]);&quot;L&quot;)" office:value-type="string" office:string-value="azalea" calcext:value-type="string">
            <text:p>azalea</text:p>
          </table:table-cell>
          <table:table-cell table:formula="of:=IFERROR(INDIRECT(&quot;$Stats.A&quot;&amp;[.R2]);&quot;L&quot;)" office:value-type="string" office:string-value="L" calcext:value-type="string">
            <text:p>L</text:p>
          </table:table-cell>
          <table:table-cell table:formula="of:=IFERROR(INDIRECT(&quot;$Stats.A&quot;&amp;[.S2]);&quot;L&quot;)" office:value-type="string" office:string-value="eazalea" calcext:value-type="string">
            <text:p>eazalea</text:p>
          </table:table-cell>
          <table:table-cell table:formula="of:=IFERROR(INDIRECT(&quot;$Stats.A&quot;&amp;[.T2]);&quot;L&quot;)" office:value-type="string" office:string-value="L" calcext:value-type="string">
            <text:p>L</text:p>
          </table:table-cell>
          <table:table-cell table:formula="of:=IFERROR(INDIRECT(&quot;$Stats.A&quot;&amp;[.U2]);&quot;L&quot;)" office:value-type="string" office:string-value="czephyra" calcext:value-type="string">
            <text:p>czephyra</text:p>
          </table:table-cell>
          <table:table-cell table:formula="of:=IFERROR(INDIRECT(&quot;$Stats.A&quot;&amp;[.V2]);&quot;L&quot;)" office:value-type="string" office:string-value="L" calcext:value-type="string">
            <text:p>L</text:p>
          </table:table-cell>
          <table:table-cell table:formula="of:=IFERROR(INDIRECT(&quot;$Stats.A&quot;&amp;[.W2]);&quot;L&quot;)" office:value-type="string" office:string-value="zephyra" calcext:value-type="string">
            <text:p>zephyra</text:p>
          </table:table-cell>
          <table:table-cell table:formula="of:=IFERROR(INDIRECT(&quot;$Stats.A&quot;&amp;[.X2]);&quot;L&quot;)" office:value-type="string" office:string-value="L" calcext:value-type="string">
            <text:p>L</text:p>
          </table:table-cell>
          <table:table-cell table:formula="of:=IFERROR(INDIRECT(&quot;$Stats.A&quot;&amp;[.Y2]);&quot;L&quot;)" office:value-type="string" office:string-value="ezephyra" calcext:value-type="string">
            <text:p>ezephyra</text:p>
          </table:table-cell>
          <table:table-cell table:formula="of:=IFERROR(INDIRECT(&quot;$Stats.A&quot;&amp;[.Z2]);&quot;L&quot;)" office:value-type="string" office:string-value="L" calcext:value-type="string">
            <text:p>L</text:p>
          </table:table-cell>
          <table:table-cell table:formula="of:=IFERROR(INDIRECT(&quot;$Stats.A&quot;&amp;[.AA2]);&quot;L&quot;)" office:value-type="string" office:string-value="celine" calcext:value-type="string">
            <text:p>celine</text:p>
          </table:table-cell>
          <table:table-cell table:formula="of:=IFERROR(INDIRECT(&quot;$Stats.A&quot;&amp;[.AB2]);&quot;L&quot;)" office:value-type="string" office:string-value="L" calcext:value-type="string">
            <text:p>L</text:p>
          </table:table-cell>
          <table:table-cell table:formula="of:=IFERROR(INDIRECT(&quot;$Stats.A&quot;&amp;[.AC2]);&quot;L&quot;)" office:value-type="string" office:string-value="ckana" calcext:value-type="string">
            <text:p>ckana</text:p>
          </table:table-cell>
          <table:table-cell table:formula="of:=IFERROR(INDIRECT(&quot;$Stats.A&quot;&amp;[.AD2]);&quot;L&quot;)" office:value-type="string" office:string-value="L" calcext:value-type="string">
            <text:p>L</text:p>
          </table:table-cell>
          <table:table-cell table:formula="of:=IFERROR(INDIRECT(&quot;$Stats.A&quot;&amp;[.AE2]);&quot;L&quot;)" office:value-type="string" office:string-value="kana" calcext:value-type="string">
            <text:p>kana</text:p>
          </table:table-cell>
          <table:table-cell table:formula="of:=IFERROR(INDIRECT(&quot;$Stats.A&quot;&amp;[.AF2]);&quot;L&quot;)" office:value-type="string" office:string-value="L" calcext:value-type="string">
            <text:p>L</text:p>
          </table:table-cell>
          <table:table-cell table:formula="of:=IFERROR(INDIRECT(&quot;$Stats.A&quot;&amp;[.AG2]);&quot;L&quot;)" office:value-type="string" office:string-value="ekana" calcext:value-type="string">
            <text:p>ekana</text:p>
          </table:table-cell>
          <table:table-cell table:formula="of:=IFERROR(INDIRECT(&quot;$Stats.A&quot;&amp;[.AH2]);&quot;L&quot;)" office:value-type="string" office:string-value="L" calcext:value-type="string">
            <text:p>L</text:p>
          </table:table-cell>
          <table:table-cell table:formula="of:=IFERROR(INDIRECT(&quot;$Stats.A&quot;&amp;[.AI2]);&quot;L&quot;)" office:value-type="string" office:string-value="tohka" calcext:value-type="string">
            <text:p>tohka</text:p>
          </table:table-cell>
          <table:table-cell table:formula="of:=IFERROR(INDIRECT(&quot;$Stats.A&quot;&amp;[.AJ2]);&quot;L&quot;)" office:value-type="string" office:string-value="L" calcext:value-type="string">
            <text:p>L</text:p>
          </table:table-cell>
          <table:table-cell table:formula="of:=IFERROR(INDIRECT(&quot;$Stats.A&quot;&amp;[.AK2]);&quot;L&quot;)" office:value-type="string" office:string-value="cyuria" calcext:value-type="string">
            <text:p>cyuria</text:p>
          </table:table-cell>
          <table:table-cell table:formula="of:=IFERROR(INDIRECT(&quot;$Stats.A&quot;&amp;[.AL2]);&quot;L&quot;)" office:value-type="string" office:string-value="L" calcext:value-type="string">
            <text:p>L</text:p>
          </table:table-cell>
          <table:table-cell table:formula="of:=IFERROR(INDIRECT(&quot;$Stats.A&quot;&amp;[.AM2]);&quot;L&quot;)" office:value-type="string" office:string-value="yuria" calcext:value-type="string">
            <text:p>yuria</text:p>
          </table:table-cell>
          <table:table-cell table:formula="of:=IFERROR(INDIRECT(&quot;$Stats.A&quot;&amp;[.AN2]);&quot;L&quot;)" office:value-type="string" office:string-value="L" calcext:value-type="string">
            <text:p>L</text:p>
          </table:table-cell>
          <table:table-cell table:formula="of:=IFERROR(INDIRECT(&quot;$Stats.A&quot;&amp;[.AO2]);&quot;L&quot;)" office:value-type="string" office:string-value="eyuria" calcext:value-type="string">
            <text:p>eyuria</text:p>
          </table:table-cell>
          <table:table-cell table:formula="of:=IFERROR(INDIRECT(&quot;$Stats.A&quot;&amp;[.AP2]);&quot;L&quot;)" office:value-type="string" office:string-value="L" calcext:value-type="string">
            <text:p>L</text:p>
          </table:table-cell>
          <table:table-cell table:formula="of:=IFERROR(INDIRECT(&quot;$Stats.A&quot;&amp;[.AQ2]);&quot;L&quot;)" office:value-type="string" office:string-value="gemma" calcext:value-type="string">
            <text:p>gemma</text:p>
          </table:table-cell>
          <table:table-cell table:formula="of:=IFERROR(INDIRECT(&quot;$Stats.A&quot;&amp;[.AR2]);&quot;L&quot;)" office:value-type="string" office:string-value="L" calcext:value-type="string">
            <text:p>L</text:p>
          </table:table-cell>
          <table:table-cell table:formula="of:=IFERROR(INDIRECT(&quot;$Stats.A&quot;&amp;[.AS2]);&quot;L&quot;)" office:value-type="string" office:string-value="egemma" calcext:value-type="string">
            <text:p>egemma</text:p>
          </table:table-cell>
          <table:table-cell table:formula="of:=IFERROR(INDIRECT(&quot;$Stats.A&quot;&amp;[.AT2]);&quot;L&quot;)" office:value-type="string" office:string-value="L" calcext:value-type="string">
            <text:p>L</text:p>
          </table:table-cell>
          <table:table-cell table:formula="of:=IFERROR(INDIRECT(&quot;$Stats.A&quot;&amp;[.AU2]);&quot;L&quot;)" office:value-type="string" office:string-value="ren" calcext:value-type="string">
            <text:p>ren</text:p>
          </table:table-cell>
          <table:table-cell table:formula="of:=IFERROR(INDIRECT(&quot;$Stats.A&quot;&amp;[.AV2]);&quot;L&quot;)" office:value-type="string" office:string-value="L" calcext:value-type="string">
            <text:p>L</text:p>
          </table:table-cell>
          <table:table-cell table:formula="of:=IFERROR(INDIRECT(&quot;$Stats.A&quot;&amp;[.AW2]);&quot;L&quot;)" office:value-type="string" office:string-value="florence" calcext:value-type="string">
            <text:p>florence</text:p>
          </table:table-cell>
          <table:table-cell table:formula="of:=IFERROR(INDIRECT(&quot;$Stats.A&quot;&amp;[.AX2]);&quot;L&quot;)" office:value-type="string" office:string-value="L" calcext:value-type="string">
            <text:p>L</text:p>
          </table:table-cell>
          <table:table-cell table:formula="of:=IFERROR(INDIRECT(&quot;$Stats.A&quot;&amp;[.AY2]);&quot;L&quot;)" office:value-type="string" office:string-value="kflorence" calcext:value-type="string">
            <text:p>kflorence</text:p>
          </table:table-cell>
          <table:table-cell table:formula="of:=IFERROR(INDIRECT(&quot;$Stats.A&quot;&amp;[.AZ2]);&quot;L&quot;)" office:value-type="string" office:string-value="L" calcext:value-type="string">
            <text:p>L</text:p>
          </table:table-cell>
          <table:table-cell table:formula="of:=IFERROR(INDIRECT(&quot;$Stats.A&quot;&amp;[.BA2]);&quot;L&quot;)" office:value-type="string" office:string-value="aliel" calcext:value-type="string">
            <text:p>aliel</text:p>
          </table:table-cell>
          <table:table-cell table:formula="of:=IFERROR(INDIRECT(&quot;$Stats.A&quot;&amp;[.BB2]);&quot;L&quot;)" office:value-type="string" office:string-value="L" calcext:value-type="string">
            <text:p>L</text:p>
          </table:table-cell>
          <table:table-cell table:formula="of:=IFERROR(INDIRECT(&quot;$Stats.A&quot;&amp;[.BC2]);&quot;L&quot;)" office:value-type="string" office:string-value="ckarin" calcext:value-type="string">
            <text:p>ckarin</text:p>
          </table:table-cell>
          <table:table-cell table:formula="of:=IFERROR(INDIRECT(&quot;$Stats.A&quot;&amp;[.BD2]);&quot;L&quot;)" office:value-type="string" office:string-value="L" calcext:value-type="string">
            <text:p>L</text:p>
          </table:table-cell>
          <table:table-cell table:formula="of:=IFERROR(INDIRECT(&quot;$Stats.A&quot;&amp;[.BE2]);&quot;L&quot;)" office:value-type="string" office:string-value="karin" calcext:value-type="string">
            <text:p>karin</text:p>
          </table:table-cell>
          <table:table-cell table:formula="of:=IFERROR(INDIRECT(&quot;$Stats.A&quot;&amp;[.BF2]);&quot;L&quot;)" office:value-type="string" office:string-value="L" calcext:value-type="string">
            <text:p>L</text:p>
          </table:table-cell>
          <table:table-cell table:formula="of:=IFERROR(INDIRECT(&quot;$Stats.A&quot;&amp;[.BG2]);&quot;L&quot;)" office:value-type="string" office:string-value="ekarin" calcext:value-type="string">
            <text:p>ekarin</text:p>
          </table:table-cell>
          <table:table-cell table:formula="of:=IFERROR(INDIRECT(&quot;$Stats.A&quot;&amp;[.BH2]);&quot;L&quot;)" office:value-type="string" office:string-value="L" calcext:value-type="string">
            <text:p>L</text:p>
          </table:table-cell>
          <table:table-cell table:formula="of:=IFERROR(INDIRECT(&quot;$Stats.A&quot;&amp;[.BI2]);&quot;L&quot;)" office:value-type="string" office:string-value="fkarin" calcext:value-type="string">
            <text:p>fkarin</text:p>
          </table:table-cell>
          <table:table-cell table:formula="of:=IFERROR(INDIRECT(&quot;$Stats.A&quot;&amp;[.BJ2]);&quot;L&quot;)" office:value-type="string" office:string-value="L" calcext:value-type="string">
            <text:p>L</text:p>
          </table:table-cell>
          <table:table-cell table:formula="of:=IFERROR(INDIRECT(&quot;$Stats.A&quot;&amp;[.BK2]);&quot;L&quot;)" office:value-type="string" office:string-value="luciller" calcext:value-type="string">
            <text:p>luciller</text:p>
          </table:table-cell>
          <table:table-cell table:formula="of:=IFERROR(INDIRECT(&quot;$Stats.A&quot;&amp;[.BL2]);&quot;L&quot;)" office:value-type="string" office:string-value="L" calcext:value-type="string">
            <text:p>L</text:p>
          </table:table-cell>
          <table:table-cell table:formula="of:=IFERROR(INDIRECT(&quot;$Stats.A&quot;&amp;[.BM2]);&quot;L&quot;)" office:value-type="string" office:string-value="eluciller" calcext:value-type="string">
            <text:p>eluciller</text:p>
          </table:table-cell>
          <table:table-cell table:formula="of:=IFERROR(INDIRECT(&quot;$Stats.A&quot;&amp;[.BN2]);&quot;L&quot;)" office:value-type="string" office:string-value="L" calcext:value-type="string">
            <text:p>L</text:p>
          </table:table-cell>
          <table:table-cell table:formula="of:=IFERROR(INDIRECT(&quot;$Stats.A&quot;&amp;[.BO2]);&quot;L&quot;)" office:value-type="string" office:string-value="gonya" calcext:value-type="string">
            <text:p>gonya</text:p>
          </table:table-cell>
          <table:table-cell table:formula="of:=IFERROR(INDIRECT(&quot;$Stats.A&quot;&amp;[.BP2]);&quot;L&quot;)" office:value-type="string" office:string-value="L" calcext:value-type="string">
            <text:p>L</text:p>
          </table:table-cell>
          <table:table-cell table:formula="of:=IFERROR(INDIRECT(&quot;$Stats.A&quot;&amp;[.BQ2]);&quot;L&quot;)" office:value-type="string" office:string-value="lea" calcext:value-type="string">
            <text:p>lea</text:p>
          </table:table-cell>
          <table:table-cell table:formula="of:=IFERROR(INDIRECT(&quot;$Stats.A&quot;&amp;[.BR2]);&quot;L&quot;)" office:value-type="string" office:string-value="L" calcext:value-type="string">
            <text:p>L</text:p>
          </table:table-cell>
          <table:table-cell table:formula="of:=IFERROR(INDIRECT(&quot;$Stats.A&quot;&amp;[.BS2]);&quot;L&quot;)" office:value-type="string" office:string-value="mlea" calcext:value-type="string">
            <text:p>mlea</text:p>
          </table:table-cell>
          <table:table-cell table:formula="of:=IFERROR(INDIRECT(&quot;$Stats.A&quot;&amp;[.BT2]);&quot;L&quot;)" office:value-type="string" office:string-value="L" calcext:value-type="string">
            <text:p>L</text:p>
          </table:table-cell>
          <table:table-cell table:formula="of:=IFERROR(INDIRECT(&quot;$Stats.A&quot;&amp;[.BU2]);&quot;L&quot;)" office:value-type="float" office:value="0" calcext:value-type="float">
            <text:p>0</text:p>
          </table:table-cell>
          <table:table-cell table:formula="of:=IFERROR(INDIRECT(&quot;$Stats.A&quot;&amp;[.BV2]);&quot;L&quot;)" office:value-type="string" office:string-value="L" calcext:value-type="string">
            <text:p>L</text:p>
          </table:table-cell>
          <table:table-cell table:formula="of:=IFERROR(INDIRECT(&quot;$Stats.A&quot;&amp;[.BW2]);&quot;L&quot;)" office:value-type="float" office:value="0" calcext:value-type="float">
            <text:p>0</text:p>
          </table:table-cell>
          <table:table-cell table:formula="of:=IFERROR(INDIRECT(&quot;$Stats.A&quot;&amp;[.BX2]);&quot;L&quot;)" office:value-type="string" office:string-value="L" calcext:value-type="string">
            <text:p>L</text:p>
          </table:table-cell>
          <table:table-cell table:formula="of:=IFERROR(INDIRECT(&quot;$Stats.A&quot;&amp;[.BY2]);&quot;L&quot;)" office:value-type="float" office:value="0" calcext:value-type="float">
            <text:p>0</text:p>
          </table:table-cell>
          <table:table-cell table:formula="of:=IFERROR(INDIRECT(&quot;$Stats.A&quot;&amp;[.BZ2]);&quot;L&quot;)" office:value-type="string" office:string-value="L" calcext:value-type="string">
            <text:p>L</text:p>
          </table:table-cell>
          <table:table-cell table:formula="of:=IFERROR(INDIRECT(&quot;$Stats.A&quot;&amp;[.CA2]);&quot;L&quot;)" office:value-type="float" office:value="0" calcext:value-type="float">
            <text:p>0</text:p>
          </table:table-cell>
          <table:table-cell table:formula="of:=IFERROR(INDIRECT(&quot;$Stats.A&quot;&amp;[.CB2]);&quot;L&quot;)" office:value-type="string" office:string-value="L" calcext:value-type="string">
            <text:p>L</text:p>
          </table:table-cell>
          <table:table-cell table:formula="of:=IFERROR(INDIRECT(&quot;$Stats.A&quot;&amp;[.CC2]);&quot;L&quot;)" office:value-type="float" office:value="0" calcext:value-type="float">
            <text:p>0</text:p>
          </table:table-cell>
          <table:table-cell table:formula="of:=IFERROR(INDIRECT(&quot;$Stats.A&quot;&amp;[.CD2]);&quot;L&quot;)" office:value-type="string" office:string-value="L" calcext:value-type="string">
            <text:p>L</text:p>
          </table:table-cell>
          <table:table-cell table:formula="of:=IFERROR(INDIRECT(&quot;$Stats.A&quot;&amp;[.CE2]);&quot;L&quot;)" office:value-type="float" office:value="0" calcext:value-type="float">
            <text:p>0</text:p>
          </table:table-cell>
          <table:table-cell table:formula="of:=IFERROR(INDIRECT(&quot;$Stats.A&quot;&amp;[.CF2]);&quot;L&quot;)" office:value-type="string" office:string-value="L" calcext:value-type="string">
            <text:p>L</text:p>
          </table:table-cell>
          <table:table-cell table:formula="of:=IFERROR(INDIRECT(&quot;$Stats.A&quot;&amp;[.CG2]);&quot;L&quot;)" office:value-type="float" office:value="0" calcext:value-type="float">
            <text:p>0</text:p>
          </table:table-cell>
          <table:table-cell table:formula="of:=IFERROR(INDIRECT(&quot;$Stats.A&quot;&amp;[.CH2]);&quot;L&quot;)" office:value-type="string" office:string-value="L" calcext:value-type="string">
            <text:p>L</text:p>
          </table:table-cell>
          <table:table-cell table:formula="of:=IFERROR(INDIRECT(&quot;$Stats.A&quot;&amp;[.CI2]);&quot;L&quot;)" office:value-type="float" office:value="0" calcext:value-type="float">
            <text:p>0</text:p>
          </table:table-cell>
          <table:table-cell table:formula="of:=IFERROR(INDIRECT(&quot;$Stats.A&quot;&amp;[.CJ2]);&quot;L&quot;)" office:value-type="string" office:string-value="L" calcext:value-type="string">
            <text:p>L</text:p>
          </table:table-cell>
          <table:table-cell table:formula="of:=IFERROR(INDIRECT(&quot;$Stats.A&quot;&amp;[.CK2]);&quot;L&quot;)" office:value-type="float" office:value="0" calcext:value-type="float">
            <text:p>0</text:p>
          </table:table-cell>
          <table:table-cell table:formula="of:=IFERROR(INDIRECT(&quot;$Stats.A&quot;&amp;[.CL2]);&quot;L&quot;)" office:value-type="string" office:string-value="L" calcext:value-type="string">
            <text:p>L</text:p>
          </table:table-cell>
          <table:table-cell table:formula="of:=IFERROR(INDIRECT(&quot;$Stats.A&quot;&amp;[.CM2]);&quot;L&quot;)" office:value-type="float" office:value="0" calcext:value-type="float">
            <text:p>0</text:p>
          </table:table-cell>
          <table:table-cell table:formula="of:=IFERROR(INDIRECT(&quot;$Stats.A&quot;&amp;[.CN2]);&quot;L&quot;)" office:value-type="string" office:string-value="L" calcext:value-type="string">
            <text:p>L</text:p>
          </table:table-cell>
          <table:table-cell table:formula="of:=IFERROR(INDIRECT(&quot;$Stats.A&quot;&amp;[.CO2]);&quot;L&quot;)" office:value-type="float" office:value="0" calcext:value-type="float">
            <text:p>0</text:p>
          </table:table-cell>
          <table:table-cell table:formula="of:=IFERROR(INDIRECT(&quot;$Stats.A&quot;&amp;[.CP2]);&quot;L&quot;)" office:value-type="string" office:string-value="L" calcext:value-type="string">
            <text:p>L</text:p>
          </table:table-cell>
          <table:table-cell table:formula="of:=IFERROR(INDIRECT(&quot;$Stats.A&quot;&amp;[.CQ2]);&quot;L&quot;)" office:value-type="float" office:value="0" calcext:value-type="float">
            <text:p>0</text:p>
          </table:table-cell>
          <table:table-cell table:formula="of:=IFERROR(INDIRECT(&quot;$Stats.A&quot;&amp;[.CR2]);&quot;L&quot;)" office:value-type="string" office:string-value="L" calcext:value-type="string">
            <text:p>L</text:p>
          </table:table-cell>
          <table:table-cell table:formula="of:=IFERROR(INDIRECT(&quot;$Stats.A&quot;&amp;[.CS2]);&quot;L&quot;)" office:value-type="float" office:value="0" calcext:value-type="float">
            <text:p>0</text:p>
          </table:table-cell>
          <table:table-cell table:formula="of:=IFERROR(INDIRECT(&quot;$Stats.A&quot;&amp;[.CT2]);&quot;L&quot;)" office:value-type="string" office:string-value="L" calcext:value-type="string">
            <text:p>L</text:p>
          </table:table-cell>
          <table:table-cell table:formula="of:=IFERROR(INDIRECT(&quot;$Stats.A&quot;&amp;[.CU2]);&quot;L&quot;)" office:value-type="float" office:value="0" calcext:value-type="float">
            <text:p>0</text:p>
          </table:table-cell>
          <table:table-cell table:formula="of:=IFERROR(INDIRECT(&quot;$Stats.A&quot;&amp;[.CV2]);&quot;L&quot;)" office:value-type="string" office:string-value="L" calcext:value-type="string">
            <text:p>L</text:p>
          </table:table-cell>
          <table:table-cell table:formula="of:=IFERROR(INDIRECT(&quot;$Stats.A&quot;&amp;[.CW2]);&quot;L&quot;)" office:value-type="float" office:value="0" calcext:value-type="float">
            <text:p>0</text:p>
          </table:table-cell>
          <table:table-cell table:formula="of:=IFERROR(INDIRECT(&quot;$Stats.A&quot;&amp;[.CX2]);&quot;L&quot;)" office:value-type="string" office:string-value="L" calcext:value-type="string">
            <text:p>L</text:p>
          </table:table-cell>
          <table:table-cell table:formula="of:=IFERROR(INDIRECT(&quot;$Stats.A&quot;&amp;[.CY2]);&quot;L&quot;)" office:value-type="float" office:value="0" calcext:value-type="float">
            <text:p>0</text:p>
          </table:table-cell>
          <table:table-cell table:formula="of:=IFERROR(INDIRECT(&quot;$Stats.A&quot;&amp;[.CZ2]);&quot;L&quot;)" office:value-type="string" office:string-value="L" calcext:value-type="string">
            <text:p>L</text:p>
          </table:table-cell>
          <table:table-cell table:formula="of:=IFERROR(INDIRECT(&quot;$Stats.A&quot;&amp;[.DA2]);&quot;L&quot;)" office:value-type="float" office:value="0" calcext:value-type="float">
            <text:p>0</text:p>
          </table:table-cell>
          <table:table-cell table:formula="of:=IFERROR(INDIRECT(&quot;$Stats.A&quot;&amp;[.DB2]);&quot;L&quot;)" office:value-type="string" office:string-value="L" calcext:value-type="string">
            <text:p>L</text:p>
          </table:table-cell>
          <table:table-cell table:formula="of:=IFERROR(INDIRECT(&quot;$Stats.A&quot;&amp;[.DC2]);&quot;L&quot;)" office:value-type="float" office:value="0" calcext:value-type="float">
            <text:p>0</text:p>
          </table:table-cell>
          <table:table-cell table:formula="of:=IFERROR(INDIRECT(&quot;$Stats.A&quot;&amp;[.DD2]);&quot;L&quot;)" office:value-type="string" office:string-value="L" calcext:value-type="string">
            <text:p>L</text:p>
          </table:table-cell>
          <table:table-cell table:formula="of:=IFERROR(INDIRECT(&quot;$Stats.A&quot;&amp;[.DE2]);&quot;L&quot;)" office:value-type="float" office:value="0" calcext:value-type="float">
            <text:p>0</text:p>
          </table:table-cell>
          <table:table-cell table:formula="of:=IFERROR(INDIRECT(&quot;$Stats.A&quot;&amp;[.DF2]);&quot;L&quot;)" office:value-type="string" office:string-value="L" calcext:value-type="string">
            <text:p>L</text:p>
          </table:table-cell>
          <table:table-cell table:formula="of:=IFERROR(INDIRECT(&quot;$Stats.A&quot;&amp;[.DG2]);&quot;L&quot;)" office:value-type="float" office:value="0" calcext:value-type="float">
            <text:p>0</text:p>
          </table:table-cell>
          <table:table-cell table:formula="of:=IFERROR(INDIRECT(&quot;$Stats.A&quot;&amp;[.DH2]);&quot;L&quot;)" office:value-type="string" office:string-value="L" calcext:value-type="string">
            <text:p>L</text:p>
          </table:table-cell>
          <table:table-cell table:formula="of:=IFERROR(INDIRECT(&quot;$Stats.A&quot;&amp;[.DI2]);&quot;L&quot;)" office:value-type="float" office:value="0" calcext:value-type="float">
            <text:p>0</text:p>
          </table:table-cell>
          <table:table-cell table:formula="of:=IFERROR(INDIRECT(&quot;$Stats.A&quot;&amp;[.DJ2]);&quot;L&quot;)" office:value-type="string" office:string-value="L" calcext:value-type="string">
            <text:p>L</text:p>
          </table:table-cell>
          <table:table-cell table:formula="of:=IFERROR(INDIRECT(&quot;$Stats.A&quot;&amp;[.DK2]);&quot;L&quot;)" office:value-type="float" office:value="0" calcext:value-type="float">
            <text:p>0</text:p>
          </table:table-cell>
          <table:table-cell table:formula="of:=IFERROR(INDIRECT(&quot;$Stats.A&quot;&amp;[.DL2]);&quot;L&quot;)" office:value-type="string" office:string-value="L" calcext:value-type="string">
            <text:p>L</text:p>
          </table:table-cell>
          <table:table-cell table:formula="of:=IFERROR(INDIRECT(&quot;$Stats.A&quot;&amp;[.DM2]);&quot;L&quot;)" office:value-type="float" office:value="0" calcext:value-type="float">
            <text:p>0</text:p>
          </table:table-cell>
          <table:table-cell table:formula="of:=IFERROR(INDIRECT(&quot;$Stats.A&quot;&amp;[.DN2]);&quot;L&quot;)" office:value-type="string" office:string-value="L" calcext:value-type="string">
            <text:p>L</text:p>
          </table:table-cell>
          <table:table-cell table:formula="of:=IFERROR(INDIRECT(&quot;$Stats.A&quot;&amp;[.DO2]);&quot;L&quot;)" office:value-type="float" office:value="0" calcext:value-type="float">
            <text:p>0</text:p>
          </table:table-cell>
          <table:table-cell table:formula="of:=IFERROR(INDIRECT(&quot;$Stats.A&quot;&amp;[.DP2]);&quot;L&quot;)" office:value-type="string" office:string-value="L" calcext:value-type="string">
            <text:p>L</text:p>
          </table:table-cell>
          <table:table-cell table:formula="of:=IFERROR(INDIRECT(&quot;$Stats.A&quot;&amp;[.DQ2]);&quot;L&quot;)" office:value-type="float" office:value="0" calcext:value-type="float">
            <text:p>0</text:p>
          </table:table-cell>
          <table:table-cell table:formula="of:=IFERROR(INDIRECT(&quot;$Stats.A&quot;&amp;[.DR2]);&quot;L&quot;)" office:value-type="string" office:string-value="L" calcext:value-type="string">
            <text:p>L</text:p>
          </table:table-cell>
          <table:table-cell table:formula="of:=IFERROR(INDIRECT(&quot;$Stats.A&quot;&amp;[.DS2]);&quot;L&quot;)" office:value-type="float" office:value="0" calcext:value-type="float">
            <text:p>0</text:p>
          </table:table-cell>
          <table:table-cell table:formula="of:=IFERROR(INDIRECT(&quot;$Stats.A&quot;&amp;[.DT2]);&quot;L&quot;)" office:value-type="string" office:string-value="L" calcext:value-type="string">
            <text:p>L</text:p>
          </table:table-cell>
          <table:table-cell table:formula="of:=IFERROR(INDIRECT(&quot;$Stats.A&quot;&amp;[.DU2]);&quot;L&quot;)" office:value-type="float" office:value="0" calcext:value-type="float">
            <text:p>0</text:p>
          </table:table-cell>
          <table:table-cell table:formula="of:=IFERROR(INDIRECT(&quot;$Stats.A&quot;&amp;[.DV2]);&quot;L&quot;)" office:value-type="string" office:string-value="L" calcext:value-type="string">
            <text:p>L</text:p>
          </table:table-cell>
          <table:table-cell table:formula="of:=IFERROR(INDIRECT(&quot;$Stats.A&quot;&amp;[.DW2]);&quot;L&quot;)" office:value-type="float" office:value="0" calcext:value-type="float">
            <text:p>0</text:p>
          </table:table-cell>
          <table:table-cell table:formula="of:=IFERROR(INDIRECT(&quot;$Stats.A&quot;&amp;[.DX2]);&quot;L&quot;)" office:value-type="string" office:string-value="L" calcext:value-type="string">
            <text:p>L</text:p>
          </table:table-cell>
          <table:table-cell table:formula="of:=IFERROR(INDIRECT(&quot;$Stats.A&quot;&amp;[.DY2]);&quot;L&quot;)" office:value-type="float" office:value="0" calcext:value-type="float">
            <text:p>0</text:p>
          </table:table-cell>
          <table:table-cell table:formula="of:=IFERROR(INDIRECT(&quot;$Stats.A&quot;&amp;[.DZ2]);&quot;L&quot;)" office:value-type="string" office:string-value="L" calcext:value-type="string">
            <text:p>L</text:p>
          </table:table-cell>
          <table:table-cell table:formula="of:=IFERROR(INDIRECT(&quot;$Stats.A&quot;&amp;[.EA2]);&quot;L&quot;)" office:value-type="float" office:value="0" calcext:value-type="float">
            <text:p>0</text:p>
          </table:table-cell>
          <table:table-cell table:formula="of:=IFERROR(INDIRECT(&quot;$Stats.A&quot;&amp;[.EB2]);&quot;L&quot;)" office:value-type="string" office:string-value="L" calcext:value-type="string">
            <text:p>L</text:p>
          </table:table-cell>
          <table:table-cell table:formula="of:=IFERROR(INDIRECT(&quot;$Stats.A&quot;&amp;[.EC2]);&quot;L&quot;)" office:value-type="float" office:value="0" calcext:value-type="float">
            <text:p>0</text:p>
          </table:table-cell>
          <table:table-cell table:formula="of:=IFERROR(INDIRECT(&quot;$Stats.A&quot;&amp;[.ED2]);&quot;L&quot;)" office:value-type="string" office:string-value="L" calcext:value-type="string">
            <text:p>L</text:p>
          </table:table-cell>
          <table:table-cell table:formula="of:=IFERROR(INDIRECT(&quot;$Stats.A&quot;&amp;[.EE2]);&quot;L&quot;)" office:value-type="float" office:value="0" calcext:value-type="float">
            <text:p>0</text:p>
          </table:table-cell>
          <table:table-cell table:formula="of:=IFERROR(INDIRECT(&quot;$Stats.A&quot;&amp;[.EF2]);&quot;L&quot;)" office:value-type="string" office:string-value="L" calcext:value-type="string">
            <text:p>L</text:p>
          </table:table-cell>
          <table:table-cell table:formula="of:=IFERROR(INDIRECT(&quot;$Stats.A&quot;&amp;[.EG2]);&quot;L&quot;)" office:value-type="float" office:value="0" calcext:value-type="float">
            <text:p>0</text:p>
          </table:table-cell>
          <table:table-cell table:formula="of:=IFERROR(INDIRECT(&quot;$Stats.A&quot;&amp;[.EH2]);&quot;L&quot;)" office:value-type="string" office:string-value="L" calcext:value-type="string">
            <text:p>L</text:p>
          </table:table-cell>
          <table:table-cell table:formula="of:=IFERROR(INDIRECT(&quot;$Stats.A&quot;&amp;[.EI2]);&quot;L&quot;)" office:value-type="float" office:value="0" calcext:value-type="float">
            <text:p>0</text:p>
          </table:table-cell>
          <table:table-cell table:formula="of:=IFERROR(INDIRECT(&quot;$Stats.A&quot;&amp;[.EJ2]);&quot;L&quot;)" office:value-type="string" office:string-value="L" calcext:value-type="string">
            <text:p>L</text:p>
          </table:table-cell>
          <table:table-cell table:formula="of:=IFERROR(INDIRECT(&quot;$Stats.A&quot;&amp;[.EK2]);&quot;L&quot;)" office:value-type="float" office:value="0" calcext:value-type="float">
            <text:p>0</text:p>
          </table:table-cell>
          <table:table-cell table:formula="of:=IFERROR(INDIRECT(&quot;$Stats.A&quot;&amp;[.EL2]);&quot;L&quot;)" office:value-type="string" office:string-value="L" calcext:value-type="string">
            <text:p>L</text:p>
          </table:table-cell>
          <table:table-cell table:formula="of:=IFERROR(INDIRECT(&quot;$Stats.A&quot;&amp;[.EM2]);&quot;L&quot;)" office:value-type="float" office:value="0" calcext:value-type="float">
            <text:p>0</text:p>
          </table:table-cell>
          <table:table-cell table:formula="of:=IFERROR(INDIRECT(&quot;$Stats.A&quot;&amp;[.EN2]);&quot;L&quot;)" office:value-type="string" office:string-value="L" calcext:value-type="string">
            <text:p>L</text:p>
          </table:table-cell>
          <table:table-cell table:formula="of:=IFERROR(INDIRECT(&quot;$Stats.A&quot;&amp;[.EO2]);&quot;L&quot;)" office:value-type="float" office:value="0" calcext:value-type="float">
            <text:p>0</text:p>
          </table:table-cell>
          <table:table-cell table:formula="of:=IFERROR(INDIRECT(&quot;$Stats.A&quot;&amp;[.EP2]);&quot;L&quot;)" office:value-type="string" office:string-value="L" calcext:value-type="string">
            <text:p>L</text:p>
          </table:table-cell>
          <table:table-cell table:formula="of:=IFERROR(INDIRECT(&quot;$Stats.A&quot;&amp;[.EQ2]);&quot;L&quot;)" office:value-type="float" office:value="0" calcext:value-type="float">
            <text:p>0</text:p>
          </table:table-cell>
          <table:table-cell table:formula="of:=IFERROR(INDIRECT(&quot;$Stats.A&quot;&amp;[.ER2]);&quot;L&quot;)" office:value-type="string" office:string-value="L" calcext:value-type="string">
            <text:p>L</text:p>
          </table:table-cell>
          <table:table-cell table:formula="of:=IFERROR(INDIRECT(&quot;$Stats.A&quot;&amp;[.ES2]);&quot;L&quot;)" office:value-type="float" office:value="0" calcext:value-type="float">
            <text:p>0</text:p>
          </table:table-cell>
          <table:table-cell table:formula="of:=IFERROR(INDIRECT(&quot;$Stats.A&quot;&amp;[.ET2]);&quot;L&quot;)" office:value-type="string" office:string-value="L" calcext:value-type="string">
            <text:p>L</text:p>
          </table:table-cell>
          <table:table-cell table:formula="of:=IFERROR(INDIRECT(&quot;$Stats.A&quot;&amp;[.EU2]);&quot;L&quot;)" office:value-type="float" office:value="0" calcext:value-type="float">
            <text:p>0</text:p>
          </table:table-cell>
          <table:table-cell table:formula="of:=IFERROR(INDIRECT(&quot;$Stats.A&quot;&amp;[.EV2]);&quot;L&quot;)" office:value-type="string" office:string-value="L" calcext:value-type="string">
            <text:p>L</text:p>
          </table:table-cell>
          <table:table-cell table:formula="of:=IFERROR(INDIRECT(&quot;$Stats.A&quot;&amp;[.EW2]);&quot;L&quot;)" office:value-type="float" office:value="0" calcext:value-type="float">
            <text:p>0</text:p>
          </table:table-cell>
          <table:table-cell table:formula="of:=IFERROR(INDIRECT(&quot;$Stats.A&quot;&amp;[.EX2]);&quot;L&quot;)" office:value-type="string" office:string-value="L" calcext:value-type="string">
            <text:p>L</text:p>
          </table:table-cell>
          <table:table-cell table:formula="of:=IFERROR(INDIRECT(&quot;$Stats.A&quot;&amp;[.EY2]);&quot;L&quot;)" office:value-type="float" office:value="0" calcext:value-type="float">
            <text:p>0</text:p>
          </table:table-cell>
          <table:table-cell table:formula="of:=IFERROR(INDIRECT(&quot;$Stats.A&quot;&amp;[.EZ2]);&quot;L&quot;)" office:value-type="string" office:string-value="L" calcext:value-type="string">
            <text:p>L</text:p>
          </table:table-cell>
          <table:table-cell table:formula="of:=IFERROR(INDIRECT(&quot;$Stats.A&quot;&amp;[.FA2]);&quot;L&quot;)" office:value-type="float" office:value="0" calcext:value-type="float">
            <text:p>0</text:p>
          </table:table-cell>
          <table:table-cell table:formula="of:=IFERROR(INDIRECT(&quot;$Stats.A&quot;&amp;[.FB2]);&quot;L&quot;)" office:value-type="string" office:string-value="L" calcext:value-type="string">
            <text:p>L</text:p>
          </table:table-cell>
          <table:table-cell table:formula="of:=IFERROR(INDIRECT(&quot;$Stats.A&quot;&amp;[.FC2]);&quot;L&quot;)" office:value-type="float" office:value="0" calcext:value-type="float">
            <text:p>0</text:p>
          </table:table-cell>
          <table:table-cell table:formula="of:=IFERROR(INDIRECT(&quot;$Stats.A&quot;&amp;[.FD2]);&quot;L&quot;)" office:value-type="string" office:string-value="L" calcext:value-type="string">
            <text:p>L</text:p>
          </table:table-cell>
          <table:table-cell table:formula="of:=IFERROR(INDIRECT(&quot;$Stats.A&quot;&amp;[.FE2]);&quot;L&quot;)" office:value-type="float" office:value="0" calcext:value-type="float">
            <text:p>0</text:p>
          </table:table-cell>
          <table:table-cell table:formula="of:=IFERROR(INDIRECT(&quot;$Stats.A&quot;&amp;[.FF2]);&quot;L&quot;)" office:value-type="string" office:string-value="L" calcext:value-type="string">
            <text:p>L</text:p>
          </table:table-cell>
          <table:table-cell table:formula="of:=IFERROR(INDIRECT(&quot;$Stats.A&quot;&amp;[.FG2]);&quot;L&quot;)" office:value-type="float" office:value="0" calcext:value-type="float">
            <text:p>0</text:p>
          </table:table-cell>
          <table:table-cell table:formula="of:=IFERROR(INDIRECT(&quot;$Stats.A&quot;&amp;[.FH2]);&quot;L&quot;)" office:value-type="string" office:string-value="L" calcext:value-type="string">
            <text:p>L</text:p>
          </table:table-cell>
          <table:table-cell table:formula="of:=IFERROR(INDIRECT(&quot;$Stats.A&quot;&amp;[.FI2]);&quot;L&quot;)" office:value-type="float" office:value="0" calcext:value-type="float">
            <text:p>0</text:p>
          </table:table-cell>
          <table:table-cell table:formula="of:=IFERROR(INDIRECT(&quot;$Stats.A&quot;&amp;[.FJ2]);&quot;L&quot;)" office:value-type="string" office:string-value="L" calcext:value-type="string">
            <text:p>L</text:p>
          </table:table-cell>
          <table:table-cell table:formula="of:=IFERROR(INDIRECT(&quot;$Stats.A&quot;&amp;[.FK2]);&quot;L&quot;)" office:value-type="float" office:value="0" calcext:value-type="float">
            <text:p>0</text:p>
          </table:table-cell>
          <table:table-cell table:formula="of:=IFERROR(INDIRECT(&quot;$Stats.A&quot;&amp;[.FL2]);&quot;L&quot;)" office:value-type="string" office:string-value="L" calcext:value-type="string">
            <text:p>L</text:p>
          </table:table-cell>
          <table:table-cell table:formula="of:=IFERROR(INDIRECT(&quot;$Stats.A&quot;&amp;[.FM2]);&quot;L&quot;)" office:value-type="float" office:value="0" calcext:value-type="float">
            <text:p>0</text:p>
          </table:table-cell>
          <table:table-cell table:formula="of:=IFERROR(INDIRECT(&quot;$Stats.A&quot;&amp;[.FN2]);&quot;L&quot;)" office:value-type="string" office:string-value="L" calcext:value-type="string">
            <text:p>L</text:p>
          </table:table-cell>
          <table:table-cell table:formula="of:=IFERROR(INDIRECT(&quot;$Stats.A&quot;&amp;[.FO2]);&quot;L&quot;)" office:value-type="float" office:value="0" calcext:value-type="float">
            <text:p>0</text:p>
          </table:table-cell>
          <table:table-cell table:formula="of:=IFERROR(INDIRECT(&quot;$Stats.A&quot;&amp;[.FP2]);&quot;L&quot;)" office:value-type="string" office:string-value="L" calcext:value-type="string">
            <text:p>L</text:p>
          </table:table-cell>
          <table:table-cell table:formula="of:=IFERROR(INDIRECT(&quot;$Stats.A&quot;&amp;[.FQ2]);&quot;L&quot;)" office:value-type="float" office:value="0" calcext:value-type="float">
            <text:p>0</text:p>
          </table:table-cell>
          <table:table-cell table:formula="of:=IFERROR(INDIRECT(&quot;$Stats.A&quot;&amp;[.FR2]);&quot;L&quot;)" office:value-type="string" office:string-value="L" calcext:value-type="string">
            <text:p>L</text:p>
          </table:table-cell>
          <table:table-cell table:formula="of:=IFERROR(INDIRECT(&quot;$Stats.A&quot;&amp;[.FS2]);&quot;L&quot;)" office:value-type="float" office:value="0" calcext:value-type="float">
            <text:p>0</text:p>
          </table:table-cell>
          <table:table-cell table:formula="of:=IFERROR(INDIRECT(&quot;$Stats.A&quot;&amp;[.FT2]);&quot;L&quot;)" office:value-type="string" office:string-value="L" calcext:value-type="string">
            <text:p>L</text:p>
          </table:table-cell>
          <table:table-cell table:formula="of:=IFERROR(INDIRECT(&quot;$Stats.A&quot;&amp;[.FU2]);&quot;L&quot;)" office:value-type="float" office:value="0" calcext:value-type="float">
            <text:p>0</text:p>
          </table:table-cell>
          <table:table-cell table:formula="of:=IFERROR(INDIRECT(&quot;$Stats.A&quot;&amp;[.FV2]);&quot;L&quot;)" office:value-type="string" office:string-value="L" calcext:value-type="string">
            <text:p>L</text:p>
          </table:table-cell>
          <table:table-cell table:formula="of:=IFERROR(INDIRECT(&quot;$Stats.A&quot;&amp;[.FW2]);&quot;L&quot;)" office:value-type="float" office:value="0" calcext:value-type="float">
            <text:p>0</text:p>
          </table:table-cell>
          <table:table-cell table:formula="of:=IFERROR(INDIRECT(&quot;$Stats.A&quot;&amp;[.FX2]);&quot;L&quot;)" office:value-type="string" office:string-value="L" calcext:value-type="string">
            <text:p>L</text:p>
          </table:table-cell>
          <table:table-cell table:formula="of:=IFERROR(INDIRECT(&quot;$Stats.A&quot;&amp;[.FY2]);&quot;L&quot;)" office:value-type="float" office:value="0" calcext:value-type="float">
            <text:p>0</text:p>
          </table:table-cell>
          <table:table-cell table:formula="of:=IFERROR(INDIRECT(&quot;$Stats.A&quot;&amp;[.FZ2]);&quot;L&quot;)" office:value-type="string" office:string-value="L" calcext:value-type="string">
            <text:p>L</text:p>
          </table:table-cell>
          <table:table-cell table:formula="of:=IFERROR(INDIRECT(&quot;$Stats.A&quot;&amp;[.GA2]);&quot;L&quot;)" office:value-type="float" office:value="0" calcext:value-type="float">
            <text:p>0</text:p>
          </table:table-cell>
          <table:table-cell table:formula="of:=IFERROR(INDIRECT(&quot;$Stats.A&quot;&amp;[.GB2]);&quot;L&quot;)" office:value-type="string" office:string-value="L" calcext:value-type="string">
            <text:p>L</text:p>
          </table:table-cell>
          <table:table-cell table:formula="of:=IFERROR(INDIRECT(&quot;$Stats.A&quot;&amp;[.GC2]);&quot;L&quot;)" office:value-type="float" office:value="0" calcext:value-type="float">
            <text:p>0</text:p>
          </table:table-cell>
          <table:table-cell table:formula="of:=IFERROR(INDIRECT(&quot;$Stats.A&quot;&amp;[.GD2]);&quot;L&quot;)" office:value-type="string" office:string-value="L" calcext:value-type="string">
            <text:p>L</text:p>
          </table:table-cell>
          <table:table-cell table:formula="of:=IFERROR(INDIRECT(&quot;$Stats.A&quot;&amp;[.GE2]);&quot;L&quot;)" office:value-type="float" office:value="0" calcext:value-type="float">
            <text:p>0</text:p>
          </table:table-cell>
          <table:table-cell table:formula="of:=IFERROR(INDIRECT(&quot;$Stats.A&quot;&amp;[.GF2]);&quot;L&quot;)" office:value-type="string" office:string-value="L" calcext:value-type="string">
            <text:p>L</text:p>
          </table:table-cell>
          <table:table-cell table:formula="of:=IFERROR(INDIRECT(&quot;$Stats.A&quot;&amp;[.GG2]);&quot;L&quot;)" office:value-type="float" office:value="0" calcext:value-type="float">
            <text:p>0</text:p>
          </table:table-cell>
          <table:table-cell table:formula="of:=IFERROR(INDIRECT(&quot;$Stats.A&quot;&amp;[.GH2]);&quot;L&quot;)" office:value-type="string" office:string-value="L" calcext:value-type="string">
            <text:p>L</text:p>
          </table:table-cell>
          <table:table-cell table:formula="of:=IFERROR(INDIRECT(&quot;$Stats.A&quot;&amp;[.GI2]);&quot;L&quot;)" office:value-type="float" office:value="0" calcext:value-type="float">
            <text:p>0</text:p>
          </table:table-cell>
          <table:table-cell table:formula="of:=IFERROR(INDIRECT(&quot;$Stats.A&quot;&amp;[.GJ2]);&quot;L&quot;)" office:value-type="string" office:string-value="L" calcext:value-type="string">
            <text:p>L</text:p>
          </table:table-cell>
          <table:table-cell table:formula="of:=IFERROR(INDIRECT(&quot;$Stats.A&quot;&amp;[.GK2]);&quot;L&quot;)" office:value-type="float" office:value="0" calcext:value-type="float">
            <text:p>0</text:p>
          </table:table-cell>
          <table:table-cell table:formula="of:=IFERROR(INDIRECT(&quot;$Stats.A&quot;&amp;[.GL2]);&quot;L&quot;)" office:value-type="string" office:string-value="L" calcext:value-type="string">
            <text:p>L</text:p>
          </table:table-cell>
          <table:table-cell table:formula="of:=IFERROR(INDIRECT(&quot;$Stats.A&quot;&amp;[.GM2]);&quot;L&quot;)" office:value-type="float" office:value="0" calcext:value-type="float">
            <text:p>0</text:p>
          </table:table-cell>
          <table:table-cell table:formula="of:=IFERROR(INDIRECT(&quot;$Stats.A&quot;&amp;[.GN2]);&quot;L&quot;)" office:value-type="string" office:string-value="L" calcext:value-type="string">
            <text:p>L</text:p>
          </table:table-cell>
          <table:table-cell table:formula="of:=IFERROR(INDIRECT(&quot;$Stats.A&quot;&amp;[.GO2]);&quot;L&quot;)" office:value-type="float" office:value="0" calcext:value-type="float">
            <text:p>0</text:p>
          </table:table-cell>
          <table:table-cell table:formula="of:=IFERROR(INDIRECT(&quot;$Stats.A&quot;&amp;[.GP2]);&quot;L&quot;)" office:value-type="string" office:string-value="L" calcext:value-type="string">
            <text:p>L</text:p>
          </table:table-cell>
          <table:table-cell table:formula="of:=IFERROR(INDIRECT(&quot;$Stats.A&quot;&amp;[.GQ2]);&quot;L&quot;)" office:value-type="float" office:value="0" calcext:value-type="float">
            <text:p>0</text:p>
          </table:table-cell>
          <table:table-cell table:formula="of:=IFERROR(INDIRECT(&quot;$Stats.A&quot;&amp;[.GR2]);&quot;L&quot;)" office:value-type="string" office:string-value="L" calcext:value-type="string">
            <text:p>L</text:p>
          </table:table-cell>
          <table:table-cell table:formula="of:=IFERROR(INDIRECT(&quot;$Stats.A&quot;&amp;[.GS2]);&quot;L&quot;)" office:value-type="float" office:value="0" calcext:value-type="float">
            <text:p>0</text:p>
          </table:table-cell>
          <table:table-cell table:formula="of:=IFERROR(INDIRECT(&quot;$Stats.A&quot;&amp;[.GT2]);&quot;L&quot;)" office:value-type="string" office:string-value="L" calcext:value-type="string">
            <text:p>L</text:p>
          </table:table-cell>
          <table:table-cell table:formula="of:=IFERROR(INDIRECT(&quot;$Stats.A&quot;&amp;[.GU2]);&quot;L&quot;)" office:value-type="float" office:value="0" calcext:value-type="float">
            <text:p>0</text:p>
          </table:table-cell>
          <table:table-cell table:formula="of:=IFERROR(INDIRECT(&quot;$Stats.A&quot;&amp;[.GV2]);&quot;L&quot;)" office:value-type="string" office:string-value="L" calcext:value-type="string">
            <text:p>L</text:p>
          </table:table-cell>
          <table:table-cell table:formula="of:=IFERROR(INDIRECT(&quot;$Stats.A&quot;&amp;[.GW2]);&quot;L&quot;)" office:value-type="float" office:value="0" calcext:value-type="float">
            <text:p>0</text:p>
          </table:table-cell>
          <table:table-cell table:formula="of:=IFERROR(INDIRECT(&quot;$Stats.A&quot;&amp;[.GX2]);&quot;L&quot;)" office:value-type="string" office:string-value="L" calcext:value-type="string">
            <text:p>L</text:p>
          </table:table-cell>
          <table:table-cell table:formula="of:=IFERROR(INDIRECT(&quot;$Stats.A&quot;&amp;[.GY2]);&quot;L&quot;)" office:value-type="float" office:value="0" calcext:value-type="float">
            <text:p>0</text:p>
          </table:table-cell>
          <table:table-cell table:formula="of:=IFERROR(INDIRECT(&quot;$Stats.A&quot;&amp;[.GZ2]);&quot;L&quot;)" office:value-type="string" office:string-value="L" calcext:value-type="string">
            <text:p>L</text:p>
          </table:table-cell>
          <table:table-cell table:formula="of:=IFERROR(INDIRECT(&quot;$Stats.A&quot;&amp;[.HA2]);&quot;L&quot;)" office:value-type="float" office:value="0" calcext:value-type="float">
            <text:p>0</text:p>
          </table:table-cell>
          <table:table-cell table:formula="of:=IFERROR(INDIRECT(&quot;$Stats.A&quot;&amp;[.HB2]);&quot;L&quot;)" office:value-type="string" office:string-value="L" calcext:value-type="string">
            <text:p>L</text:p>
          </table:table-cell>
          <table:table-cell table:formula="of:=IFERROR(INDIRECT(&quot;$Stats.A&quot;&amp;[.HC2]);&quot;L&quot;)" office:value-type="float" office:value="0" calcext:value-type="float">
            <text:p>0</text:p>
          </table:table-cell>
          <table:table-cell table:formula="of:=IFERROR(INDIRECT(&quot;$Stats.A&quot;&amp;[.HD2]);&quot;L&quot;)" office:value-type="string" office:string-value="L" calcext:value-type="string">
            <text:p>L</text:p>
          </table:table-cell>
          <table:table-cell table:formula="of:=IFERROR(INDIRECT(&quot;$Stats.A&quot;&amp;[.HE2]);&quot;L&quot;)" office:value-type="float" office:value="0" calcext:value-type="float">
            <text:p>0</text:p>
          </table:table-cell>
          <table:table-cell table:number-columns-repeated="811"/>
        </table:table-row>
        <table:table-row table:style-name="ro1">
          <table:table-cell table:style-name="ce10" table:content-validation-name="val1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2.5" calcext:value-type="float">
            <text:p>12.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3.5" calcext:value-type="float">
            <text:p>13.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5.5" calcext:value-type="float">
            <text:p>15.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6.5" calcext:value-type="float">
            <text:p>16.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8.5" calcext:value-type="float">
            <text:p>18.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9.5" calcext:value-type="float">
            <text:p>19.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1.5" calcext:value-type="float">
            <text:p>21.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2.5" calcext:value-type="float">
            <text:p>22.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4.5" calcext:value-type="float">
            <text:p>24.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5.5" calcext:value-type="float">
            <text:p>25.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6.5" calcext:value-type="float">
            <text:p>26.5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7.5" calcext:value-type="float">
            <text:p>27.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8.5" calcext:value-type="float">
            <text:p>28.5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9.5" calcext:value-type="float">
            <text:p>29.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0.5" calcext:value-type="float">
            <text:p>30.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1.5" calcext:value-type="float">
            <text:p>31.5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2.5" calcext:value-type="float">
            <text:p>32.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3.5" calcext:value-type="float">
            <text:p>33.5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4.5" calcext:value-type="float">
            <text:p>34.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5.5" calcext:value-type="float">
            <text:p>35.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6.5" calcext:value-type="float">
            <text:p>36.5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7.5" calcext:value-type="float">
            <text:p>37.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8.5" calcext:value-type="float">
            <text:p>38.5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9.5" calcext:value-type="float">
            <text:p>39.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0.5" calcext:value-type="float">
            <text:p>40.5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1.5" calcext:value-type="float">
            <text:p>41.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2.5" calcext:value-type="float">
            <text:p>42.5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3.5" calcext:value-type="float">
            <text:p>43.5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4.5" calcext:value-type="float">
            <text:p>44.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5.5" calcext:value-type="float">
            <text:p>45.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6.5" calcext:value-type="float">
            <text:p>46.5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7.5" calcext:value-type="float">
            <text:p>47.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8.5" calcext:value-type="float">
            <text:p>48.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49.5" calcext:value-type="float">
            <text:p>49.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0.5" calcext:value-type="float">
            <text:p>50.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1.5" calcext:value-type="float">
            <text:p>51.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2.5" calcext:value-type="float">
            <text:p>52.5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3.5" calcext:value-type="float">
            <text:p>53.5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4.5" calcext:value-type="float">
            <text:p>54.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5.5" calcext:value-type="float">
            <text:p>55.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6.5" calcext:value-type="float">
            <text:p>56.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7.5" calcext:value-type="float">
            <text:p>57.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8.5" calcext:value-type="float">
            <text:p>58.5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59.5" calcext:value-type="float">
            <text:p>59.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0.5" calcext:value-type="float">
            <text:p>60.5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1.5" calcext:value-type="float">
            <text:p>61.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2.5" calcext:value-type="float">
            <text:p>62.5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3.5" calcext:value-type="float">
            <text:p>63.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4.5" calcext:value-type="float">
            <text:p>64.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5.5" calcext:value-type="float">
            <text:p>65.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6.5" calcext:value-type="float">
            <text:p>66.5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7.5" calcext:value-type="float">
            <text:p>67.5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8.5" calcext:value-type="float">
            <text:p>68.5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69.5" calcext:value-type="float">
            <text:p>69.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.5" calcext:value-type="float">
            <text:p>70.5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1.5" calcext:value-type="float">
            <text:p>71.5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72.5" calcext:value-type="float">
            <text:p>72.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3.5" calcext:value-type="float">
            <text:p>73.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4.5" calcext:value-type="float">
            <text:p>74.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5.5" calcext:value-type="float">
            <text:p>75.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76.5" calcext:value-type="float">
            <text:p>76.5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7.5" calcext:value-type="float">
            <text:p>77.5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8.5" calcext:value-type="float">
            <text:p>78.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79.5" calcext:value-type="float">
            <text:p>79.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0.5" calcext:value-type="float">
            <text:p>80.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81.5" calcext:value-type="float">
            <text:p>81.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2.5" calcext:value-type="float">
            <text:p>82.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3.5" calcext:value-type="float">
            <text:p>83.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4.5" calcext:value-type="float">
            <text:p>84.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5.5" calcext:value-type="float">
            <text:p>85.5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86.5" calcext:value-type="float">
            <text:p>86.5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7.5" calcext:value-type="float">
            <text:p>87.5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8.5" calcext:value-type="float">
            <text:p>88.5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89.5" calcext:value-type="float">
            <text:p>89.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0.5" calcext:value-type="float">
            <text:p>90.5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1.5" calcext:value-type="float">
            <text:p>91.5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2.5" calcext:value-type="float">
            <text:p>92.5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93.5" calcext:value-type="float">
            <text:p>93.5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94.5" calcext:value-type="float">
            <text:p>94.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5.5" calcext:value-type="float">
            <text:p>95.5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96.5" calcext:value-type="float">
            <text:p>96.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7.5" calcext:value-type="float">
            <text:p>97.5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98.5" calcext:value-type="float">
            <text:p>98.5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99.5" calcext:value-type="float">
            <text:p>99.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.5" calcext:value-type="float">
            <text:p>100.5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01.5" calcext:value-type="float">
            <text:p>101.5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02.5" calcext:value-type="float">
            <text:p>102.5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03.5" calcext:value-type="float">
            <text:p>103.5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04.5" calcext:value-type="float">
            <text:p>104.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5.5" calcext:value-type="float">
            <text:p>105.5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6.5" calcext:value-type="float">
            <text:p>106.5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07.5" calcext:value-type="float">
            <text:p>107.5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table:number-columns-repeated="811"/>
        </table:table-row>
        <table:table-row table:style-name="ro1">
          <table:table-cell table:content-validation-name="val1" office:value-type="string" calcext:value-type="string">
            <text:p>mov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 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 table:number-columns-repeated="811"/>
        </table:table-row>
        <table:table-row table:style-name="ro1">
          <table:table-cell table:content-validation-name="val1" office:value-type="string" calcext:value-type="string">
            <text:p>mov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llet 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whip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one edg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one edg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ail w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w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w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whi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v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b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t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i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stonish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office:value-type="string" calcext:value-type="string">
            <text:p>quick att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ick att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ick attac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stal tom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ystal tomb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string" calcext:value-type="string">
            <text:p>b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de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dy sl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st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v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in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table:number-columns-repeated="22"/>
          <table:table-cell office:value-type="float" office:value="12" calcext:value-type="float">
            <text:p>12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e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string" calcext:value-type="string">
            <text:p>end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ure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ilk drin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aw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eadbut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ncore</text:p>
          </table:table-cell>
          <table:table-cell table:number-columns-repeated="22"/>
          <table:table-cell office:value-type="float" office:value="15" calcext:value-type="float">
            <text:p>15</text:p>
          </table:table-cell>
          <table:table-cell office:value-type="string" calcext:value-type="string">
            <text:p>cha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m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office:value-type="string" calcext:value-type="string">
            <text:p>sweet ki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eet kiss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gilit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lack off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tomp</text:p>
          </table:table-cell>
          <table:table-cell table:number-columns-repeated="22"/>
          <table:table-cell office:value-type="float" office:value="17" calcext:value-type="float">
            <text:p>17</text:p>
          </table:table-cell>
          <table:table-cell office:value-type="string" calcext:value-type="string">
            <text:p>pursu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sui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ursuit</text:p>
          </table:table-cell>
          <table:table-cell table:number-columns-repeated="26"/>
          <table:table-cell office:value-type="float" office:value="12" calcext:value-type="float">
            <text:p>12</text:p>
          </table:table-cell>
          <table:table-cell office:value-type="string" calcext:value-type="string">
            <text:p>stom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omp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fli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orry seed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snarl</text:p>
          </table:table-cell>
          <table:table-cell table:number-columns-repeated="22"/>
          <table:table-cell office:value-type="float" office:value="22" calcext:value-type="float">
            <text:p>22</text:p>
          </table:table-cell>
          <table:table-cell office:value-type="string" calcext:value-type="string">
            <text:p>swagg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wagg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agger</text:p>
          </table:table-cell>
          <table:table-cell table:number-columns-repeated="26"/>
          <table:table-cell office:value-type="float" office:value="16" calcext:value-type="float">
            <text:p>16</text:p>
          </table:table-cell>
          <table:table-cell office:value-type="string" calcext:value-type="string">
            <text:p>false swip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 swipe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ca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unch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body slam</text:p>
          </table:table-cell>
          <table:table-cell table:number-columns-repeated="22"/>
          <table:table-cell office:value-type="float" office:value="25" calcext:value-type="float">
            <text:p>25</text:p>
          </table:table-cell>
          <table:table-cell office:value-type="string" calcext:value-type="string">
            <text:p>heart stam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art stam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art stamp</text:p>
          </table:table-cell>
          <table:table-cell table:number-columns-repeated="26"/>
          <table:table-cell office:value-type="float" office:value="21" calcext:value-type="float">
            <text:p>21</text:p>
          </table:table-cell>
          <table:table-cell office:value-type="string" calcext:value-type="string">
            <text:p>flai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il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grassy glid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en headbutt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taunt</text:p>
          </table:table-cell>
          <table:table-cell table:number-columns-repeated="22"/>
          <table:table-cell office:value-type="float" office:value="28" calcext:value-type="float">
            <text:p>28</text:p>
          </table:table-cell>
          <table:table-cell office:value-type="string" calcext:value-type="string">
            <text:p>facad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ca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cade</text:p>
          </table:table-cell>
          <table:table-cell table:number-columns-repeated="26"/>
          <table:table-cell office:value-type="float" office:value="24" calcext:value-type="float">
            <text:p>24</text:p>
          </table:table-cell>
          <table:table-cell office:value-type="string" calcext:value-type="string">
            <text:p>work u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ork up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payback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hex</text:p>
          </table:table-cell>
          <table:table-cell table:number-columns-repeated="22"/>
          <table:table-cell office:value-type="float" office:value="32" calcext:value-type="float">
            <text:p>32</text:p>
          </table:table-cell>
          <table:table-cell office:value-type="string" calcext:value-type="string">
            <text:p>u tur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 tur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 turn</text:p>
          </table:table-cell>
          <table:table-cell table:number-columns-repeated="26"/>
          <table:table-cell office:value-type="float" office:value="29" calcext:value-type="float">
            <text:p>29</text:p>
          </table:table-cell>
          <table:table-cell office:value-type="string" calcext:value-type="string">
            <text:p>natural gif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tural gift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1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dream eater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outrage</text:p>
          </table:table-cell>
          <table:table-cell table:number-columns-repeated="22"/>
          <table:table-cell office:value-type="float" office:value="35" calcext:value-type="float">
            <text:p>35</text:p>
          </table:table-cell>
          <table:table-cell office:value-type="string" calcext:value-type="string">
            <text:p>confid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nfi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fide</text:p>
          </table:table-cell>
          <table:table-cell table:number-columns-repeated="26"/>
          <table:table-cell office:value-type="float" office:value="34" calcext:value-type="float">
            <text:p>34</text:p>
          </table:table-cell>
          <table:table-cell office:value-type="string" calcext:value-type="string">
            <text:p>retur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turn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2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 office:value-type="string" calcext:value-type="string">
            <text:p>attack order</text:p>
          </table:table-cell>
          <table:table-cell table:number-columns-repeated="22"/>
          <table:table-cell office:value-type="float" office:value="38" calcext:value-type="float">
            <text:p>38</text:p>
          </table:table-cell>
          <table:table-cell office:value-type="string" calcext:value-type="string">
            <text:p>retalia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taliat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taliate</text:p>
          </table:table-cell>
          <table:table-cell table:number-columns-repeated="26"/>
          <table:table-cell office:value-type="float" office:value="37" calcext:value-type="float">
            <text:p>37</text:p>
          </table:table-cell>
          <table:table-cell office:value-type="string" calcext:value-type="string">
            <text:p>entrainmen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ntrainment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3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void flame</text:p>
          </table:table-cell>
          <table:table-cell table:number-columns-repeated="22"/>
          <table:table-cell office:value-type="float" office:value="42" calcext:value-type="float">
            <text:p>42</text:p>
          </table:table-cell>
          <table:table-cell office:value-type="string" calcext:value-type="string">
            <text:p>sucker punc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cker punc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cker punch</text:p>
          </table:table-cell>
          <table:table-cell table:number-columns-repeated="26"/>
          <table:table-cell office:value-type="float" office:value="42" calcext:value-type="float">
            <text:p>42</text:p>
          </table:table-cell>
          <table:table-cell office:value-type="string" calcext:value-type="string">
            <text:p>swif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wift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4</text:p>
          </table:table-cell>
          <table:table-cell table:number-columns-repeated="34"/>
          <table:table-cell office:value-type="float" office:value="46" calcext:value-type="float">
            <text:p>46</text:p>
          </table:table-cell>
          <table:table-cell office:value-type="string" calcext:value-type="string">
            <text:p>night slas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ight slas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ight slash</text:p>
          </table:table-cell>
          <table:table-cell table:number-columns-repeated="26"/>
          <table:table-cell office:value-type="float" office:value="48" calcext:value-type="float">
            <text:p>48</text:p>
          </table:table-cell>
          <table:table-cell office:value-type="string" calcext:value-type="string">
            <text:p>play roug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lay rough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5</text:p>
          </table:table-cell>
          <table:table-cell table:number-columns-repeated="34"/>
          <table:table-cell office:value-type="float" office:value="53" calcext:value-type="float">
            <text:p>53</text:p>
          </table:table-cell>
          <table:table-cell office:value-type="string" calcext:value-type="string">
            <text:p>fake tear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ke tear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ake tears</text:p>
          </table:table-cell>
          <table:table-cell table:number-columns-repeated="983"/>
        </table:table-row>
        <table:table-row table:style-name="ro1">
          <table:table-cell table:content-validation-name="val1" office:value-type="string" calcext:value-type="string">
            <text:p>move16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17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18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19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0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1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2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3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4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5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6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7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8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9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0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1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2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3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4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5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6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7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8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9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40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s" table:style-name="ta1">
        <office:forms form:automatic-focus="false" form:apply-design-mode="false"/>
        <table:table-column table:style-name="co11" table:number-columns-repeated="6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 style:data-style-name="N2" text:time-value="01:44:55.919089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23:18:21.927628699</meta:creation-date>
    <dc:date>2022-08-14T02:55:51.186377262</dc:date>
    <meta:editing-duration>PT2H11M30S</meta:editing-duration>
    <meta:editing-cycles>22</meta:editing-cycles>
    <meta:generator>LibreOffice/6.4.7.2$Linux_X86_64 LibreOffice_project/40$Build-2</meta:generator>
    <meta:document-statistic meta:table-count="5" meta:cell-count="2078" meta:object-count="0"/>
  </office:meta>
</office:document-meta>
</file>